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 Dices 20 sides</text:p>
      <text:p text:style-name="Standard"/>
      <text:p text:style-name="Standard">Each player will roll the 6 dices once each turn. Each player starts off with 0 points. Depending on the out come of the dices they get points. First play to 1000 points wins. Its possible to get negative points. Maximum negative points will be -1000. </text:p>
      <text:p text:style-name="Standard"/>
      <text:p text:style-name="Standard"/>
      <text:p text:style-name="Standard"/>
      <text:p text:style-name="Standard"/>
      <text:p text:style-name="Standard">1000 points to win</text:p>
      <text:p text:style-name="Standard"/>
      <text:p text:style-name="Standard">Get all 1s = automatic -1000</text:p>
      <text:p text:style-name="Standard">Get four 1s <text:s/>= -250</text:p>
      <text:p text:style-name="Standard">Get five 1s = -500 </text:p>
      <text:p text:style-name="Standard">Get three 1s = points goes to 0</text:p>
      <text:p text:style-name="Standard">Get 3 pairs of odds and evens = 250</text:p>
      <text:p text:style-name="Standard">Get half odds or half evens = 250</text:p>
      <text:p text:style-name="Standard">Get all evens or odds = 500</text:p>
      <text:p text:style-name="Standard">Get numbers in a sequence = 750</text:p>
      <text:p text:style-name="Standard">Get 4, 6, 8, 10, 12, 20 = You win no matter the amount of points you have.</text:p>
      <text:p text:style-name="Standard"/>
      <text:p text:style-name="Standard">Probably add more rules la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1T10:07:10.97</meta:creation-date>
    <dc:date>2019-11-11T13:13:02.36</dc:date>
    <meta:editing-duration>PT3H5M41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1" meta:paragraph-count="13" meta:word-count="132" meta:character-count="614"/>
  </office:meta>
</office:document-meta>
</file>